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fo:font-weight="bold" officeooo:rsid="000d804a" officeooo:paragraph-rsid="000d804a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lot <text:s text:c="2"/>of <text:s text:c="4"/>Throughput <text:s text:c="4"/>vs <text:s text:c="8"/>Bandwidth <text:s text:c="5"/>for <text:s text:c="2"/>UDP <text:s text:c="2"/>packe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" text:anchor-type="paragraph" svg:width="21.001cm" svg:height="12.3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text:s text:c="5"/>Plot of no. of packets <text:s/>vs <text:s/>Bandwidth <text:s text:c="2"/>for <text:s/>UDP packets</text:p>
      <text:p text:style-name="P2"/>
      <text:p text:style-name="P2"/>
      <text:p text:style-name="P2"/>
      <text:p text:style-name="P2"/>
      <text:p text:style-name="P2"/>
      <text:p text:style-name="P2"><draw:frame draw:style-name="fr1" draw:name="Object2" text:anchor-type="paragraph" svg:width="21.001cm" svg:height="12.084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IN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0:57:59</meta:creation-date>
    <dc:date>2018-01-18T17:28:43.177946329</dc:date>
    <meta:editing-duration>PT1H3M33S</meta:editing-duration>
    <meta:editing-cycles>5</meta:editing-cycles>
    <meta:generator>LibreOffice/5.1.6.2$Linux_X86_64 LibreOffice_project/10m0$Build-2</meta:generator>
    <meta:document-statistic meta:table-count="0" meta:image-count="0" meta:object-count="2" meta:page-count="2" meta:paragraph-count="2" meta:word-count="18" meta:character-count="135" meta:non-whitespace-character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2.382cm" xlink:href="." xlink:type="simple" chart:class="chart:scatter" chart:style-name="ch1">
        <chart:legend chart:legend-position="end" svg:x="17.936cm" svg:y="5.892cm" style:legend-expansion="high" chart:style-name="ch2"/>
        <chart:plot-area chart:style-name="ch3" chart:data-source-has-labels="both" svg:x="1.58cm" svg:y="0.869cm" svg:width="16.199cm" svg:height="10.228cm">
          <chartooo:coordinate-region svg:x="2.387cm" svg:y="1.069cm" svg:width="15.02cm" svg:height="9.381cm"/>
          <chart:axis chart:dimension="x" chart:name="primary-x" chart:style-name="ch4" chartooo:axis-type="auto">
            <chart:title svg:x="8.365cm" svg:y="11.344cm" chart:style-name="ch5">
              <text:p>Bandwidth(KBps)</text:p>
            </chart:title>
            <chart:categories table:cell-range-address="local-table.$A$2:.$A$8"/>
          </chart:axis>
          <chart:axis chart:dimension="y" chart:name="primary-y" chart:style-name="ch4">
            <chart:title svg:x="0.866cm" svg:y="6.881cm" chart:style-name="ch6">
              <text:p>Throughput(KBps)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ou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3.41904761904762">
                <text:p>3.41904761904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7.80582524271845">
                <text:p>7.80582524271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5.6435643564356">
                <text:p>15.6435643564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1.0891089108911">
                <text:p>31.0891089108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49.9">
                <text:p>24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2.084cm" xlink:href="." xlink:type="simple" chart:class="chart:scatter" chart:style-name="ch1">
        <chart:legend chart:legend-position="end" svg:x="16.693cm" svg:y="5.743cm" style:legend-expansion="high" chart:style-name="ch2"/>
        <chart:plot-area chart:style-name="ch3" chart:data-source-has-labels="both" svg:x="1.431cm" svg:y="0.241cm" svg:width="14.842cm" svg:height="10.621cm">
          <chartooo:coordinate-region svg:x="2.238cm" svg:y="0.44cm" svg:width="13.478cm" svg:height="9.775cm"/>
          <chart:axis chart:dimension="x" chart:name="primary-x" chart:style-name="ch4" chartooo:axis-type="auto">
            <chart:title svg:x="7.538cm" svg:y="11.103cm" chart:style-name="ch5">
              <text:p>Bandwidth(KBps)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6.971cm" chart:style-name="ch6">
              <text:p>Number of Packets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umber of Packe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743">
                <text:p>1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